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7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0.903cm" fo:break-before="auto" style:use-optimal-row-height="true"/>
    </style:style>
    <style:style style:name="ro32" style:family="table-row">
      <style:table-row-properties style:row-height="1.328cm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6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Juggernaut</text:p>
          </table:table-cell>
          <table:table-cell table:style-name="ce47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3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2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31">
          <table:table-cell table:style-name="ce4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32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1t)</text:p>
            <text:p>1 x SSRM-2 (1t)</text:p>
            <text:p>2 x ER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2">
          <table:table-cell table:style-name="ce4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Battle Hawk BHK-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Juggerna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1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020-07-25</text:date>, <text:time>19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5T19:14:59.54</dc:date>
    <meta:editing-duration>P32DT8H53M57S</meta:editing-duration>
    <meta:editing-cycles>161</meta:editing-cycles>
    <meta:generator>OpenOffice/4.1.7$Win32 OpenOffice.org_project/417m1$Build-9800</meta:generator>
    <meta:document-statistic meta:table-count="10" meta:cell-count="2488" meta:object-count="0"/>
  </office:meta>
</office:document-meta>
</file>